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2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2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/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/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/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/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/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/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/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/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/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/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/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/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/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/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/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/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/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/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/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/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2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02:13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2T04:00:54</dc:date>
    <meta:editing-duration>PT2H29M14S</meta:editing-duration>
    <meta:editing-cycles>8</meta:editing-cycles>
    <meta:generator>LibreOffice/3.6$Linux_X86_64 LibreOffice_project/360m1$Build-2</meta:generator>
    <meta:document-statistic meta:table-count="3" meta:cell-count="1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